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3.8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ce1"/>
        <table:table-column table:style-name="co2" table:number-columns-repeated="4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table:style-name="ce2" office:value-type="float" office:value="0.01659" calcext:value-type="float">
            <text:p>0.01659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725" calcext:value-type="float">
            <text:p>0.01725</text:p>
          </table:table-cell>
          <table:table-cell table:formula="of:=MIN([.B2:.E2])" office:value-type="float" office:value="0.01659" calcext:value-type="float">
            <text:p>0.01659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08" calcext:value-type="float">
            <text:p>0.00208</text:p>
          </table:table-cell>
          <table:table-cell table:style-name="ce2" office:value-type="float" office:value="0.00171" calcext:value-type="float">
            <text:p>0.00171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256" calcext:value-type="float">
            <text:p>0.00256</text:p>
          </table:table-cell>
          <table:table-cell table:formula="of:=MIN([.B3:.E3])" office:value-type="float" office:value="0.00171" calcext:value-type="float">
            <text:p>0.00171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711" calcext:value-type="float">
            <text:p>0.03711</text:p>
          </table:table-cell>
          <table:table-cell table:style-name="ce2" office:value-type="float" office:value="0.03482" calcext:value-type="float">
            <text:p>0.03482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03584" calcext:value-type="float">
            <text:p>0.03584</text:p>
          </table:table-cell>
          <table:table-cell table:formula="of:=MIN([.B4:.E4])" office:value-type="float" office:value="0.03482" calcext:value-type="float">
            <text:p>0.03482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2" office:value-type="float" office:value="0.01213" calcext:value-type="float">
            <text:p>0.01213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43" calcext:value-type="float">
            <text:p>0.01243</text:p>
          </table:table-cell>
          <table:table-cell table:formula="of:=MIN([.B5:.E5])" office:value-type="float" office:value="0.01213" calcext:value-type="float">
            <text:p>0.01213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2.67551" calcext:value-type="float">
            <text:p>62.67551</text:p>
          </table:table-cell>
          <table:table-cell office:value-type="float" office:value="63.17198" calcext:value-type="float">
            <text:p>63.17198</text:p>
          </table:table-cell>
          <table:table-cell office:value-type="float" office:value="61.28957" calcext:value-type="float">
            <text:p>61.28957</text:p>
          </table:table-cell>
          <table:table-cell office:value-type="float" office:value="60.49321" calcext:value-type="float">
            <text:p>60.49321</text:p>
          </table:table-cell>
          <table:table-cell table:formula="of:=MIN([.B6:.E6])" office:value-type="float" office:value="60.49321" calcext:value-type="float">
            <text:p>60.4932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6.27778" calcext:value-type="float">
            <text:p>76.27778</text:p>
          </table:table-cell>
          <table:table-cell office:value-type="float" office:value="77.11111" calcext:value-type="float">
            <text:p>77.11111</text:p>
          </table:table-cell>
          <table:table-cell office:value-type="float" office:value="74.41667" calcext:value-type="float">
            <text:p>74.41667</text:p>
          </table:table-cell>
          <table:table-cell office:value-type="float" office:value="73.72222" calcext:value-type="float">
            <text:p>73.72222</text:p>
          </table:table-cell>
          <table:table-cell table:formula="of:=MIN([.B7:.E7])" office:value-type="float" office:value="73.72222" calcext:value-type="float">
            <text:p>73.7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5:31:45.598905859</dc:date>
    <meta:editing-duration>PT1H19M41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